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¡Por supuesto! Aquí te dejo una explicación sencilla y detallada de cómo mostrar una imagen o un video después de que un usuario lleve más de 5 minutos sin interactuar con una página web:</text:p>
      <text:p text:style-name="Standard"/>
      <text:p text:style-name="Standard">1. Utiliza la API de detección de inactividad de Chrome para detectar cuando un usuario está inactivo en la página web. Esta API notifica a los desarrolladores cuando un usuario está inactivo, indicando cosas como falta de interacción con la página.</text:p>
      <text:p text:style-name="Standard"/>
      <text:p text:style-name="Standard">2. Establece un temporizador de inactividad de 5 minutos utilizando JavaScript. Este temporizador se reiniciará cada vez que el usuario interactúe con la página.</text:p>
      <text:p text:style-name="Standard"/>
      <text:p text:style-name="Standard">3. Cuando el temporizador de inactividad llegue a cero, muestra la imagen o el video deseado utilizando HTML y CSS. Es importante tener en cuenta que se debe agregar la imagen o el video deseado en el HTML y ocultarlo con CSS para que no se muestre inicialmente.</text:p>
      <text:p text:style-name="Standard"/>
      <text:p text:style-name="Standard">4. Para mostrar una imagen, utiliza el siguiente código HTML:</text:p>
      <text:p text:style-name="Standard"/>
      <text:p text:style-name="Standard">```html</text:p>
      <text:p text:style-name="Standard">&lt;!-- Agregar la imagen deseada en el HTML y ocultarla con CSS --&gt;</text:p>
      <text:p text:style-name="Standard">&lt;img id="imagen-salvapantallas" src="ruta-de-la-imagen.jpg" style="display: none;"&gt;</text:p>
      <text:p text:style-name="Standard">```</text:p>
      <text:p text:style-name="Standard"/>
      <text:p text:style-name="Standard">Y utiliza el siguiente código JavaScript para mostrar la imagen después de 5 minutos de inactividad:</text:p>
      <text:p text:style-name="Standard"/>
      <text:p text:style-name="Standard">```javascript</text:p>
      <text:p text:style-name="Standard">// Establecer el tiempo de inactividad en 5 minutos (300 segundos)</text:p>
      <text:p text:style-name="Standard">var tiempoInactividad = 300;</text:p>
      <text:p text:style-name="Standard"/>
      <text:p text:style-name="Standard">// Establecer el temporizador de inactividad</text:p>
      <text:p text:style-name="Standard">var temporizadorInactividad = setTimeout(mostrarImagen, tiempoInactividad * 1000);</text:p>
      <text:p text:style-name="Standard"/>
      <text:p text:style-name="Standard">// Reiniciar el temporizador de inactividad cuando el usuario interactúa con la página</text:p>
      <text:p text:style-name="Standard">document.addEventListener("mousemove", reiniciarTemporizador);</text:p>
      <text:p text:style-name="Standard">document.addEventListener("keypress", reiniciarTemporizador);</text:p>
      <text:p text:style-name="Standard"/>
      <text:p text:style-name="Standard">// Función para reiniciar el temporizador de inactividad</text:p>
      <text:p text:style-name="Standard">function reiniciarTemporizador() {</text:p>
      <text:p text:style-name="Standard"><text:s text:c="4"/>clearTimeout(temporizadorInactividad);</text:p>
      <text:p text:style-name="Standard"><text:s text:c="4"/>temporizadorInactividad = setTimeout(mostrarImagen, tiempoInactividad * 1000);</text:p>
      <text:p text:style-name="Standard">}</text:p>
      <text:p text:style-name="Standard"/>
      <text:p text:style-name="Standard">// Función para mostrar la imagen después de 5 minutos de inactividad</text:p>
      <text:p text:style-name="Standard">function mostrarImagen() {</text:p>
      <text:p text:style-name="Standard"><text:s text:c="4"/>// Mostrar la imagen deseada</text:p>
      <text:p text:style-name="Standard"><text:s text:c="4"/>document.getElementById("imagen-salvapantallas").style.display = "block";</text:p>
      <text:p text:style-name="Standard">}</text:p>
      <text:p text:style-name="Standard">```</text:p>
      <text:p text:style-name="Standard"/>
      <text:p text:style-name="Standard">5. Para mostrar un video, utiliza el siguiente código HTML:</text:p>
      <text:p text:style-name="Standard"/>
      <text:p text:style-name="Standard">```html</text:p>
      <text:p text:style-name="Standard">&lt;!-- Agregar el video deseado en el HTML y ocultarlo con CSS --&gt;</text:p>
      <text:p text:style-name="Standard">&lt;video id="video-salvapantallas" style="display: none;"&gt;</text:p>
      <text:p text:style-name="Standard"><text:soft-page-break/><text:s text:c="4"/>&lt;source src="ruta-del-video.mp4" type="video/mp4"&gt;</text:p>
      <text:p text:style-name="Standard">&lt;/video&gt;</text:p>
      <text:p text:style-name="Standard">```</text:p>
      <text:p text:style-name="Standard"/>
      <text:p text:style-name="Standard">Y utiliza el siguiente código JavaScript para mostrar el video después de 5 minutos de inactividad:</text:p>
      <text:p text:style-name="Standard"/>
      <text:p text:style-name="Standard">```javascript</text:p>
      <text:p text:style-name="Standard">// Establecer el tiempo de inactividad en 5 minutos (300 segundos)</text:p>
      <text:p text:style-name="Standard">var tiempoInactividad = 300;</text:p>
      <text:p text:style-name="Standard"/>
      <text:p text:style-name="Standard">// Establecer el temporizador de inactividad</text:p>
      <text:p text:style-name="Standard">var temporizadorInactividad = setTimeout(mostrarVideo, tiempoInactividad * 1000);</text:p>
      <text:p text:style-name="Standard"/>
      <text:p text:style-name="Standard">// Reiniciar el temporizador de inactividad cuando el usuario interactúa con la página</text:p>
      <text:p text:style-name="Standard">document.addEventListener("mousemove", reiniciarTemporizador);</text:p>
      <text:p text:style-name="Standard">document.addEventListener("keypress", reiniciarTemporizador);</text:p>
      <text:p text:style-name="Standard"/>
      <text:p text:style-name="Standard">// Función para reiniciar el temporizador de inactividad</text:p>
      <text:p text:style-name="Standard">function reiniciarTemporizador() {</text:p>
      <text:p text:style-name="Standard"><text:s text:c="4"/>clearTimeout(temporizadorInactividad);</text:p>
      <text:p text:style-name="Standard"><text:s text:c="4"/>temporizadorInactividad = setTimeout(mostrarVideo, tiempoInactividad * 1000);</text:p>
      <text:p text:style-name="Standard">}</text:p>
      <text:p text:style-name="Standard"/>
      <text:p text:style-name="Standard">// Función para mostrar el video después de 5 minutos de inactividad</text:p>
      <text:p text:style-name="Standard">function mostrarVideo() {</text:p>
      <text:p text:style-name="Standard"><text:s text:c="4"/>// Mostrar el video deseado</text:p>
      <text:p text:style-name="Standard"><text:s text:c="4"/>var video = document.getElementById("video-salvapantallas");</text:p>
      <text:p text:style-name="Standard"><text:s text:c="4"/>video.style.display = "block";</text:p>
      <text:p text:style-name="Standard"><text:s text:c="4"/>video.play();</text:p>
      <text:p text:style-name="Standard">}</text:p>
      <text:p text:style-name="Standard">```</text:p>
      <text:p text:style-name="Standard"/>
      <text:p text:style-name="Standard">Con estos pasos, podrás mostrar una imagen o un video después de que un usuario lleve más de 5 minutos sin interactuar con una página web. Recuerda que es importante ajustar los intervalos de tiempo y la cantidad de imágenes o videos que se muestran según las necesidades y capacidades del dispositiv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22:48:57.942000000</meta:creation-date>
    <dc:date>2023-10-17T22:49:26.342000000</dc:date>
    <meta:editing-duration>PT29S</meta:editing-duration>
    <meta:editing-cycles>1</meta:editing-cycles>
    <meta:document-statistic meta:table-count="0" meta:image-count="0" meta:object-count="0" meta:page-count="2" meta:paragraph-count="59" meta:word-count="481" meta:character-count="3593" meta:non-whitespace-character-count="3129"/>
    <meta:generator>LibreOffice/7.5.4.2$Windows_X86_64 LibreOffice_project/36ccfdc35048b057fd9854c757a8b67ec53977b6</meta:generator>
  </office:meta>
</office:document-meta>
</file>